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ManagementHandler.getLoadUsers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NewRo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deleteRole(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Generator.showConfiguration( XMLConsumer consumer , String src , UserManagementHandler handler , AuthenticationContext context )</text:p>
          </table:table-cell>
          <table:table-cell office:value-type="float" office:value="62">
            <text:p text:style-name="Table_20_Contents">62</text:p>
          </table:table-cell>
          <table:table-cell office:value-type="float" office:value="69">
            <text:p text:style-name="Table_20_Contents">69</text:p>
          </table:table-cell>
          <table:table-cell office:value-type="float" office:value="235">
            <text:p text:style-name="Table_20_Contents">235</text:p>
          </table:table-cell>
        </table:table-row>
        <table:table-row>
          <table:table-cell office:value-type="string">
            <text:p text:style-name="Table_20_Contents">ConfigurationGenerator.invokeResource( String resource , Source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figurationGenerator.addUser( String role , String ID , SourceParameters parameters , UserManagementHandler handler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UserManagementHandler.UserManagementHandler( Configuration conf , String appNam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UserManagementHandler.getDeleteRol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New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addRole(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nfigurationGenerato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nfigurationGenerator.deleteUser( String role ,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ManagementHandler.getNewRole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Delete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Change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Change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LoadUser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generat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onfigurationGenerator.getRoles(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nfigurationGenerato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ManagementHandler.getNewUser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getUsers( String role , String ID , UserManagementHandler handl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UserManagementHandler.getLoadRoles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changeUser( String role , String name , SourceParameters parameters , UserManagementHandler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UserManagementHandler.getApplic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LoadRoles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UserManagementHandler.getDeleteUserResource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nfigurationGenerator.loadResource( String resource , SourceParameters paramet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serManagementHandler.getDeleteRole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